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officeooo:rsid="000ee0fd" officeooo:paragraph-rsid="000ee0fd" style:font-size-asian="12pt" style:font-size-complex="12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ee0fd" officeooo:paragraph-rsid="000ee0f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090fe" officeooo:paragraph-rsid="001090f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Arial" fo:font-size="12pt" fo:language="en" fo:country="US" fo:font-weight="normal" officeooo:rsid="000b594a" officeooo:paragraph-rsid="000ee0f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1965f" officeooo:paragraph-rsid="0011965f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22574" officeooo:paragraph-rsid="00122574" style:font-size-asian="12pt" style:font-size-complex="12pt"/>
    </style:style>
    <style:style style:name="P11" style:family="paragraph" style:parent-style-name="Preformatted_20_Text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language="en" fo:country="US" fo:font-style="normal" fo:font-weight="normal" officeooo:rsid="000b594a" officeooo:paragraph-rsid="000ee0fd" style:font-size-asian="12pt" style:font-weight-asian="normal" style:font-size-complex="12pt" style:font-weight-complex="normal"/>
    </style:style>
    <style:style style:name="T1" style:family="text">
      <style:text-properties fo:font-style="normal" fo:font-weight="normal"/>
    </style:style>
    <style:style style:name="T2" style:family="text">
      <style:text-properties style:font-name="Arial" fo:language="en" fo:country="US" fo:font-style="normal" fo:font-weight="normal" officeooo:rsid="0011d67c" style:font-weight-asian="normal" style:font-weight-complex="normal"/>
    </style:style>
    <style:style style:name="T3" style:family="text">
      <style:text-properties style:font-name="Arial" fo:language="en" fo:country="US" fo:font-style="normal" fo:font-weight="normal" officeooo:rsid="000b594a" style:font-weight-asian="normal" style:font-weight-complex="normal"/>
    </style:style>
    <style:style style:name="T4" style:family="text">
      <style:text-properties officeooo:rsid="000f269d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120ab4"/>
    </style:style>
    <style:style style:name="T7" style:family="text">
      <style:text-properties style:text-position="0% 100%"/>
    </style:style>
    <style:style style:name="T8" style:family="text">
      <style:text-properties officeooo:rsid="00120ab4"/>
    </style:style>
    <style:style style:name="T9" style:family="text">
      <style:text-properties officeooo:rsid="0012c8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lease choose your role preference from the job specification and explain why this specifically interests you?</text:p>
      <text:p text:style-name="P2"/>
      <text:p text:style-name="P1"><text:span text:style-name="T1">The graduate role interests me because of a personal interest in software engineering in the aerospace industry. </text:span><text:span text:style-name="T2">I have been interested in computers for a long time and in machines or technology for even longer so producing software to control real time systems appealed to me greatly. </text:span><text:span text:style-name="T3">In my spare time I create small devices using the Arduino platform including writing the software so to do so as my career is a life goal.</text:span></text:p>
      <text:p text:style-name="P2"/>
      <text:p text:style-name="P6">I would also like to work as part of a successful development team in the industry. After working with a well established team during a recent summer internship I found that I appreciate working with individuals who are knowledgeable about software and its development. I learn much more from people who develop for a living and have gained experience.</text:p>
      <text:p text:style-name="P6"/>
      <text:p text:style-name="P11">Seeing the entire development process from brief to integration is also a big attraction. I like to see projects through from beginning to end whether it’s my personal undertakings or <text:s/>university coursework. Knowing the graduate scheme provides exposure to this in an industry that interests me was a great incentive to apply.</text:p>
      <text:p text:style-name="P2"/>
      <text:p text:style-name="P5">Please describe a time when you anticipated potential problems and developed preventive measures?</text:p>
      <text:p text:style-name="P2"/>
      <text:p text:style-name="P9">Coming into 4<text:span text:style-name="T5">th</text:span> year of university, after experiencing the workload and effort required from the previous 3 years, I anticipated <text:span text:style-name="T8">that if the coursworks and projects were not managed correctly in terms of time and documentation then it could have spiraled out of control. As I am currently aiming for a 1</text:span><text:span text:style-name="T6">st</text:span><text:span text:style-name="T8"> class degree this could have hindered my performance and lead to unsatisfactory work completed.</text:span></text:p>
      <text:p text:style-name="P9"/>
      <text:p text:style-name="P10">To prevent this I have established <text:span text:style-name="T9">a structured work plan, assigning certain days to work on certain projects with fixed working times. I have implemented these processes in a much more regimented fashion than in the past and so far it has been successful. To this point I have been able to complete projects with no worry about whether I will have enough time to complete them; this has reflected when disscussing project with my peers as they metion that they are running out of time for completion.</text:span></text:p>
      <text:p text:style-name="P2"/>
      <text:p text:style-name="P5">Please describe a time when you have proactively taken on additional responsibility for completing a tough challenge?</text:p>
      <text:p text:style-name="P5"/>
      <text:p text:style-name="P3">During first year in university I was part of a team tasked with creating a web game. The game was to be based on a specification and had to be designed, implemented, tested, and evaluated in a week by the team of five with the final task to be a presentation on the work completed.</text:p>
      <text:p text:style-name="P3"/>
      <text:p text:style-name="P3"><text:span text:style-name="T4">Each team was required to include a project leader who would report to the module leader each day on the work completed and delegate tasks to the other team memebers. </text:span>Initially I began <text:span text:style-name="T4">in a development role as my web development knowledge was minimal at the time as I had previously been a leader on other projects and wanted to experience less of a managerial position.</text:span></text:p>
      <text:p text:style-name="P3"/>
      <text:p text:style-name="P4">Part way into the project, the original manager felt the position was too much for him to handle alongside other commitments so I personally took on the extra work required while <text:soft-page-break/>still completing development tasks. The project was successful, each team member performed well in their final rolls, and we were awarded a high grade for the final produ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14:30.819660505</meta:creation-date>
    <dc:date>2016-11-03T17:59:10.459977438</dc:date>
    <meta:editing-duration>PT7M43S</meta:editing-duration>
    <meta:editing-cycles>2</meta:editing-cycles>
    <meta:generator>LibreOffice/5.2.2.2$Linux_X86_64 LibreOffice_project/20m0$Build-2</meta:generator>
    <meta:document-statistic meta:table-count="0" meta:image-count="0" meta:object-count="0" meta:page-count="2" meta:paragraph-count="11" meta:word-count="565" meta:character-count="3333" meta:non-whitespace-character-count="2778"/>
  </office:meta>
</office:document-meta>
</file>